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2" svg:font-family="Arial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0875in" table:align="margins" style:writing-mode="lr-tb"/>
    </style:style>
    <style:style style:name="Table1.A" style:family="table-column">
      <style:table-column-properties style:column-width="2.3625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2" style:family="table">
      <style:table-properties style:width="7.0875in" table:align="margins" style:writing-mode="lr-tb"/>
    </style:style>
    <style:style style:name="Table2.A" style:family="table-column">
      <style:table-column-properties style:column-width="2.3625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0875in" table:align="margins" style:writing-mode="lr-tb"/>
    </style:style>
    <style:style style:name="Table3.A" style:family="table-column">
      <style:table-column-properties style:column-width="1.0125in" style:rel-column-width="936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1" fo:font-style="normal" style:text-underline-style="none" fo:font-weight="bold" style:font-size-asian="10.5pt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1" fo:font-style="normal" style:text-underline-style="none" fo:font-weight="normal" style:font-size-asian="10.5pt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2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1" fo:font-size="16pt" fo:font-style="normal" style:text-underline-style="none" fo:font-weight="bold" officeooo:rsid="001f2d7e" officeooo:paragraph-rsid="001f2d7e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text-properties officeooo:paragraph-rsid="0028e34b"/>
    </style:style>
    <style:style style:name="P6" style:family="paragraph" style:parent-style-name="Normal">
      <style:paragraph-properties fo:text-align="start" style:justify-single-word="false" style:writing-mode="lr-tb"/>
      <style:text-properties style:font-name="Arial2" fo:font-weight="normal" officeooo:rsid="0014df61" officeooo:paragraph-rsid="0014df61" style:font-weight-asian="normal" style:font-weight-complex="normal"/>
    </style:style>
    <style:style style:name="P7" style:family="paragraph" style:parent-style-name="Normal">
      <style:paragraph-properties fo:text-align="start" style:justify-single-word="false" style:writing-mode="lr-tb"/>
      <style:text-properties style:font-name="Arial2" fo:font-weight="normal" officeooo:rsid="001f2d7e" officeooo:paragraph-rsid="001f2d7e" style:font-weight-asian="normal" style:font-weight-complex="normal"/>
    </style:style>
    <style:style style:name="P8" style:family="paragraph" style:parent-style-name="Normal" style:list-style-name="L2">
      <style:paragraph-properties fo:text-align="start" style:justify-single-word="false" style:writing-mode="lr-tb"/>
      <style:text-properties style:font-name="Arial2" fo:font-weight="normal" officeooo:rsid="001f2d7e" officeooo:paragraph-rsid="001f2d7e" style:font-weight-asian="normal" style:font-weight-complex="normal"/>
    </style:style>
    <style:style style:name="P9" style:family="paragraph" style:parent-style-name="Normal">
      <style:paragraph-properties fo:text-align="start" style:justify-single-word="false" style:writing-mode="lr-tb"/>
      <style:text-properties style:font-name="Arial2" fo:font-weight="normal" officeooo:rsid="0020215e" officeooo:paragraph-rsid="0020215e" style:font-weight-asian="normal" style:font-weight-complex="normal"/>
    </style:style>
    <style:style style:name="P10" style:family="paragraph" style:parent-style-name="Normal">
      <style:paragraph-properties fo:text-align="start" style:justify-single-word="false" style:writing-mode="lr-tb"/>
      <style:text-properties style:font-name="Arial2" fo:font-weight="normal" officeooo:rsid="002259d1" officeooo:paragraph-rsid="002259d1" style:font-weight-asian="normal" style:font-weight-complex="normal"/>
    </style:style>
    <style:style style:name="P11" style:family="paragraph" style:parent-style-name="Normal">
      <style:paragraph-properties fo:text-align="start" style:justify-single-word="false" style:writing-mode="lr-tb"/>
      <style:text-properties style:font-name="Arial2" fo:font-weight="normal" officeooo:rsid="0024f3e9" officeooo:paragraph-rsid="0024f3e9" style:font-weight-asian="normal" style:font-weight-complex="normal"/>
    </style:style>
    <style:style style:name="P12" style:family="paragraph" style:parent-style-name="Normal">
      <style:paragraph-properties fo:text-align="start" style:justify-single-word="false" style:writing-mode="lr-tb"/>
      <style:text-properties style:font-name="Arial2" fo:font-weight="normal" officeooo:rsid="0026c2b0" officeooo:paragraph-rsid="0026c2b0" style:font-weight-asian="normal" style:font-weight-complex="normal"/>
    </style:style>
    <style:style style:name="P13" style:family="paragraph" style:parent-style-name="Normal">
      <style:paragraph-properties fo:text-align="start" style:justify-single-word="false" style:writing-mode="lr-tb"/>
      <style:text-properties style:font-name="Arial2" fo:font-weight="normal" officeooo:rsid="0028e34b" officeooo:paragraph-rsid="0028e34b" style:font-weight-asian="normal" style:font-weight-complex="normal"/>
    </style:style>
    <style:style style:name="P14" style:family="paragraph" style:parent-style-name="Normal">
      <style:paragraph-properties fo:text-align="start" style:justify-single-word="false" style:writing-mode="lr-tb"/>
      <style:text-properties style:font-name="Arial2" fo:font-weight="normal" officeooo:rsid="0029ecd6" officeooo:paragraph-rsid="0028e34b" style:font-weight-asian="normal" style:font-weight-complex="normal"/>
    </style:style>
    <style:style style:name="P15" style:family="paragraph" style:parent-style-name="Normal">
      <style:paragraph-properties fo:text-align="start" style:justify-single-word="false" style:writing-mode="lr-tb"/>
      <style:text-properties style:font-name="Arial2" fo:font-weight="normal" officeooo:rsid="0029ecd6" officeooo:paragraph-rsid="0029ecd6" style:font-weight-asian="normal" style:font-weight-complex="normal"/>
    </style:style>
    <style:style style:name="P16" style:family="paragraph" style:parent-style-name="Normal">
      <style:paragraph-properties fo:text-align="start" style:justify-single-word="false" style:writing-mode="lr-tb"/>
      <style:text-properties style:font-name="Arial2" fo:font-weight="normal" officeooo:rsid="0029ecd6" officeooo:paragraph-rsid="002bd422" style:font-weight-asian="normal" style:font-weight-complex="normal"/>
    </style:style>
    <style:style style:name="P17" style:family="paragraph" style:parent-style-name="Normal">
      <style:paragraph-properties fo:text-align="start" style:justify-single-word="false" style:writing-mode="lr-tb"/>
      <style:text-properties style:font-name="Arial2" fo:font-size="12pt" fo:font-weight="normal" officeooo:rsid="0028e34b" officeooo:paragraph-rsid="0028e34b" style:font-weight-asian="normal" style:font-weight-complex="normal"/>
    </style:style>
    <style:style style:name="P18" style:family="paragraph" style:parent-style-name="Normal">
      <style:paragraph-properties fo:text-align="center" style:justify-single-word="false" style:writing-mode="lr-tb"/>
      <style:text-properties style:font-name="Arial2" fo:font-size="12pt" fo:font-weight="normal" officeooo:rsid="0028e34b" officeooo:paragraph-rsid="0028e34b" style:font-weight-asian="normal" style:font-weight-complex="normal"/>
    </style:style>
    <style:style style:name="P19" style:family="paragraph" style:parent-style-name="Footer">
      <style:paragraph-properties fo:text-align="end" style:justify-single-word="false"/>
    </style:style>
    <style:style style:name="P20" style:family="paragraph" style:parent-style-name="Table_20_Contents">
      <style:paragraph-properties fo:text-align="start" style:justify-single-word="false"/>
      <style:text-properties style:font-name="Arial2" fo:font-size="12pt"/>
    </style:style>
    <style:style style:name="P21" style:family="paragraph" style:parent-style-name="Table_20_Contents">
      <style:paragraph-properties fo:text-align="start" style:justify-single-word="false"/>
      <style:text-properties style:font-name="Arial2" fo:font-size="12pt" officeooo:rsid="001f2d7e" officeooo:paragraph-rsid="001f2d7e"/>
    </style:style>
    <style:style style:name="P22" style:family="paragraph" style:parent-style-name="Table_20_Contents">
      <style:paragraph-properties fo:text-align="start" style:justify-single-word="false"/>
      <style:text-properties style:font-name="Arial2" fo:font-size="12pt" fo:font-weight="bold" officeooo:rsid="001f2d7e" officeooo:paragraph-rsid="001f2d7e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2" fo:font-size="12pt" officeooo:rsid="002259d1" officeooo:paragraph-rsid="002259d1"/>
    </style:style>
    <style:style style:name="P24" style:family="paragraph" style:parent-style-name="Table_20_Contents">
      <style:paragraph-properties fo:text-align="center" style:justify-single-word="false"/>
      <style:text-properties style:font-name="Arial2" fo:font-size="12pt" officeooo:rsid="002259d1" officeooo:paragraph-rsid="0028e34b"/>
    </style:style>
    <style:style style:name="P25" style:family="paragraph" style:parent-style-name="Table_20_Contents">
      <style:paragraph-properties fo:text-align="center" style:justify-single-word="false"/>
      <style:text-properties style:font-name="Arial2" fo:font-size="12pt" officeooo:rsid="00234077" officeooo:paragraph-rsid="00234077"/>
    </style:style>
    <style:style style:name="P26" style:family="paragraph" style:parent-style-name="Table_20_Contents">
      <style:paragraph-properties fo:text-align="center" style:justify-single-word="false"/>
      <style:text-properties style:font-name="Arial2" fo:font-size="12pt" officeooo:rsid="0028e34b" officeooo:paragraph-rsid="0028e34b"/>
    </style:style>
    <style:style style:name="P27" style:family="paragraph" style:parent-style-name="Table_20_Contents">
      <style:paragraph-properties fo:text-align="center" style:justify-single-word="false"/>
      <style:text-properties style:font-name="Arial2" fo:font-size="12pt" officeooo:rsid="002259d1" officeooo:paragraph-rsid="0028e34b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Arial2" fo:font-size="12pt"/>
    </style:style>
    <style:style style:name="P29" style:family="paragraph" style:parent-style-name="Table_20_Contents">
      <style:paragraph-properties fo:text-align="center" style:justify-single-word="false" style:writing-mode="lr-tb"/>
      <style:text-properties style:font-name="Arial2" fo:font-size="12pt" fo:font-weight="normal" officeooo:rsid="0028e34b" officeooo:paragraph-rsid="0028e34b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3333"/>
    </style:style>
    <style:style style:name="T4" style:family="text">
      <style:text-properties fo:color="#ff3333" fo:font-weight="bold" style:font-weight-asian="bold" style:font-weight-complex="bold"/>
    </style:style>
    <style:style style:name="T5" style:family="text">
      <style:text-properties officeooo:rsid="0022215a"/>
    </style:style>
    <style:style style:name="T6" style:family="text">
      <style:text-properties officeooo:rsid="0028e3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rabajo Práctico </text:p>
      <text:p text:style-name="P4">Práctico 1 – Memoria compartida</text:p>
      <text:p text:style-name="P2">Arellano E. Nahuel</text:p>
      <text:p text:style-name="P1"><text:a xlink:type="simple" xlink:href="mailto:juanca87@hotmail.com" text:style-name="Internet_20_link" text:visited-style-name="Visited_20_Internet_20_Link"><text:span text:style-name="T1">nahuel.arellano@gmail.com</text:span></text:a></text:p>
      <text:p text:style-name="P3"/>
      <text:p text:style-name="P3"/>
      <text:p text:style-name="P7"><text:span text:style-name="T2">1</text:span>. Para el siguiente programa concurrente suponga:</text:p>
      <text:p text:style-name="P7"/>
      <text:list xml:id="list9017736282748450149" text:style-name="L2">
        <text:list-item>
          <text:p text:style-name="P8">Que las instrucciones del siguiente código no son atómicas (la ejecución puede ser interrumpida).</text:p>
        </text:list-item>
        <text:list-item>
          <text:p text:style-name="P8">Todas las variables están inicializadas en 0 antes de empezar.</text:p>
          <text:p text:style-name="P8"/>
        </text:list-item>
      </text:list>
      <text:p text:style-name="P7">Indique cual/es de las siguientes opciones son verdaderas:</text:p>
      <text:p text:style-name="P7"/>
      <text:p text:style-name="P7">a) En algún caso el valor de x al terminar el programa es 188.</text:p>
      <text:p text:style-name="P7">b) En algún caso el valor de x al terminar el programa es 95.</text:p>
      <text:p text:style-name="P7">c) En algún caso el valor de x al terminar el programa es 942.</text:p>
      <text:p text:style-name="P7"/>
      <text:p text:style-name="P6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2">P1::</text:p>
            <text:p text:style-name="P21">If (x = 0) then</text:p>
            <text:p text:style-name="P21">y:= 4*23; <text:s text:c="12"/><text:span text:style-name="T4">/P11</text:span></text:p>
            <text:p text:style-name="P21">x:= y + 2; <text:s text:c="11"/><text:span text:style-name="T4">/P12</text:span></text:p>
          </table:table-cell>
          <table:table-cell table:style-name="Table1.A1" office:value-type="string">
            <text:p text:style-name="P22">P2::</text:p>
            <text:p text:style-name="P21">If (x &gt; 0) then</text:p>
            <text:p text:style-name="P21">x:= x + 1; <text:s text:c="10"/><text:span text:style-name="T4">/P21</text:span><text:span text:style-name="T3"> </text:span><text:s text:c="4"/></text:p>
          </table:table-cell>
          <table:table-cell table:style-name="Table1.C1" office:value-type="string">
            <text:p text:style-name="P22">P3::</text:p>
            <text:p text:style-name="P21">x:= (x*8) <text:s/><text:span text:style-name="T4">/P31</text:span><text:span text:style-name="T3"> </text:span>+ x*2 <text:s/><text:span text:style-name="T4">/P32</text:span>; </text:p>
          </table:table-cell>
        </table:table-row>
      </table:table>
      <text:p text:style-name="P6"/>
      <text:p text:style-name="P7">Realizando las <text:s/>ejecuciones en el siguiente orden se obtiene:</text:p>
      <text:p text:style-name="P7"/>
      <text:p text:style-name="P7">P31, P21, P11, P12, P32 = 188</text:p>
      <text:p text:style-name="P7">P31, P32, P11, P12, P21 = 95</text:p>
      <text:p text:style-name="P7">P11, P12, P31, P21, P32 = 942</text:p>
      <text:p text:style-name="P7"/>
      <text:p text:style-name="P7">Por lo tanto podemos afirmar que todas las opciones son correctas.</text:p>
      <text:p text:style-name="P7"/>
      <text:p text:style-name="P9"><text:span text:style-name="T2">2</text:span>. Suponga ahora, el mismo ejercicio anterior pero las instrucciones son</text:p>
      <text:p text:style-name="P9">atómicas. Indique cual/es de las siguientes opciones son verdaderas</text:p>
      <text:p text:style-name="P9"/>
      <text:p text:style-name="P9">a) El valor de x al terminar el programa es 20.</text:p>
      <text:p text:style-name="P9">b) El valor de x al terminar el programa es 94.</text:p>
      <text:p text:style-name="P9">c) Es posible calcular todos los resultados posibles para las variables x e y.</text:p>
      <text:p text:style-name="P9"/>
      <text:p text:style-name="P9">a) Es falso el mínimo valor que se puede obtener es: 94</text:p>
      <text:p text:style-name="P9">b) Es verdadero el programa puede terminar con x valor 94 si se ejecuta en el siguiente orden: </text:p>
      <text:p text:style-name="P9">P2, P3, P1 = 94</text:p>
      <text:p text:style-name="P9">c) Es verdadero, porque son instrucciones atómicas, intercambiando las instrucciones se podrá obtener tod<text:span text:style-name="T5">o</text:span>s <text:span text:style-name="T5">los </text:span>resultados <text:span text:style-name="T5">posibles </text:span>para las variables x e y.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0"><text:span text:style-name="T2">3</text:span>. A partir del código multiplicacion.c, pruebe ejecutar el algoritmo con diferente</text:p>
      <text:p text:style-name="P10">cantidad de hilos (2, 4, y 8) para tamaños de matriz de 32 x 32, y 64 x 64</text:p>
      <text:p text:style-name="P10">posiciones. Complete la tabla con los tiempos de ejecución obtenidos.</text:p>
      <text:p text:style-name="P10"/>
      <text:p text:style-name="P10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3">Cantidad de hilos/</text:p>
            <text:p text:style-name="P23">Tamaño de la matriz</text:p>
          </table:table-cell>
          <table:table-cell table:style-name="Table2.A1" office:value-type="string">
            <text:p text:style-name="P23">32 X 32</text:p>
          </table:table-cell>
          <table:table-cell table:style-name="Table2.C1" office:value-type="string">
            <text:p text:style-name="P23">64 X 64</text:p>
          </table:table-cell>
        </table:table-row>
        <table:table-row>
          <table:table-cell table:style-name="Table2.A2" office:value-type="string">
            <text:p text:style-name="P23">2</text:p>
          </table:table-cell>
          <table:table-cell table:style-name="Table2.A2" office:value-type="string">
            <text:p text:style-name="P23">0.002026</text:p>
          </table:table-cell>
          <table:table-cell table:style-name="Table2.C2" office:value-type="string">
            <text:p text:style-name="P25">0.008364</text:p>
          </table:table-cell>
        </table:table-row>
        <table:table-row>
          <table:table-cell table:style-name="Table2.A2" office:value-type="string">
            <text:p text:style-name="P23">4</text:p>
          </table:table-cell>
          <table:table-cell table:style-name="Table2.A2" office:value-type="string">
            <text:p text:style-name="P23">0.002402</text:p>
          </table:table-cell>
          <table:table-cell table:style-name="Table2.C2" office:value-type="string">
            <text:p text:style-name="P25">0.009060</text:p>
          </table:table-cell>
        </table:table-row>
        <table:table-row>
          <table:table-cell table:style-name="Table2.A2" office:value-type="string">
            <text:p text:style-name="P23">8</text:p>
          </table:table-cell>
          <table:table-cell table:style-name="Table2.A2" office:value-type="string">
            <text:p text:style-name="P23">0.002997</text:p>
          </table:table-cell>
          <table:table-cell table:style-name="Table2.C2" office:value-type="string">
            <text:p text:style-name="P25">0.009829</text:p>
          </table:table-cell>
        </table:table-row>
      </table:table>
      <text:p text:style-name="P10"/>
      <text:p text:style-name="P10"/>
      <text:p text:style-name="P11"><text:span text:style-name="T2">4.</text:span> Implemente una versión secuencial del algoritmo y realice el cálculo de speedup y eficiencia. Tenga en cuenta que la versión secuencial no debe ser el algoritmo paralelo con un solo hilo dado que la existencia de hilos agrega overhead en el procesamiento y se debe utilizar la mejor versión secuencial para calcular correctamente la performance del algoritmo.</text:p>
      <text:p text:style-name="P11"/>
      <text:p text:style-name="P16">Se realizaron los calculos de <text:span text:style-name="T6">Speedup </text:span>y <text:span text:style-name="T6">Eficiencia</text:span></text:p>
      <text:p text:style-name="P16"/>
      <text:p text:style-name="P12">Tiempo versión secuencial 32x32: 0.001728</text:p>
      <text:p text:style-name="P12">Tiempo versión secuencial 64x64: 0.003981</text:p>
      <text:p text:style-name="P15"/>
      <text:p text:style-name="P13">Speedup = Tiempo Secuencial / Tiempo Paralelo</text:p>
      <text:p text:style-name="P13">Eficiencia = Speedup / procesadores</text:p>
      <text:p text:style-name="P14"/>
      <text:p text:style-name="P13"/>
      <table:table table:name="Table3" table:style-name="Table3">
        <table:table-column table:style-name="Table3.A" table:number-columns-repeated="7"/>
        <table:table-row>
          <table:table-cell table:style-name="Table3.A1" table:number-rows-spanned="2" office:value-type="string">
            <text:p text:style-name="P27">Cantidad de hilos</text:p>
          </table:table-cell>
          <table:table-cell table:style-name="Table3.A1" table:number-columns-spanned="3" office:value-type="string">
            <text:p text:style-name="P24">32 X 32</text:p>
          </table:table-cell>
          <table:covered-table-cell/>
          <table:covered-table-cell/>
          <table:table-cell table:style-name="Table3.E1" table:number-columns-spanned="3" office:value-type="string">
            <text:p text:style-name="P24">64 X 64</text:p>
          </table:table-cell>
          <table:covered-table-cell/>
          <table:covered-table-cell/>
        </table:table-row>
        <table:table-row>
          <table:covered-table-cell/>
          <table:table-cell table:style-name="Table3.B2" office:value-type="string">
            <text:p text:style-name="P26">Tiempo</text:p>
          </table:table-cell>
          <table:table-cell table:style-name="Table3.B2" office:value-type="string">
            <text:p text:style-name="P18">Speedup</text:p>
          </table:table-cell>
          <table:table-cell table:style-name="Table3.B2" office:value-type="string">
            <text:p text:style-name="P18">Eficiencia</text:p>
          </table:table-cell>
          <table:table-cell table:style-name="Table3.B2" office:value-type="string">
            <text:p text:style-name="P29">Tiempo</text:p>
          </table:table-cell>
          <table:table-cell table:style-name="Table3.B2" office:value-type="string">
            <text:p text:style-name="P18">Speedup</text:p>
          </table:table-cell>
          <table:table-cell table:style-name="Table3.G2" office:value-type="string">
            <text:p text:style-name="P18">Eficiencia</text:p>
          </table:table-cell>
        </table:table-row>
        <table:table-row>
          <table:table-cell table:style-name="Table3.B2" office:value-type="string">
            <text:p text:style-name="P23">2</text:p>
          </table:table-cell>
          <table:table-cell table:style-name="Table3.B2" office:value-type="string">
            <text:p text:style-name="P23">0.002026</text:p>
          </table:table-cell>
          <table:table-cell table:style-name="Table3.B2" office:value-type="string">
            <text:p text:style-name="P26">0.85</text:p>
          </table:table-cell>
          <table:table-cell table:style-name="Table3.B2" office:value-type="string">
            <text:p text:style-name="P26">0.43</text:p>
          </table:table-cell>
          <table:table-cell table:style-name="Table3.B2" office:value-type="string">
            <text:p text:style-name="P25">0.008364</text:p>
          </table:table-cell>
          <table:table-cell table:style-name="Table3.B2" office:value-type="string">
            <text:p text:style-name="P26">0.48</text:p>
          </table:table-cell>
          <table:table-cell table:style-name="Table3.G2" office:value-type="string">
            <text:p text:style-name="P26">0.24</text:p>
          </table:table-cell>
        </table:table-row>
        <table:table-row>
          <table:table-cell table:style-name="Table3.B2" office:value-type="string">
            <text:p text:style-name="P23">4</text:p>
          </table:table-cell>
          <table:table-cell table:style-name="Table3.B2" office:value-type="string">
            <text:p text:style-name="P23">0.002402</text:p>
          </table:table-cell>
          <table:table-cell table:style-name="Table3.B2" office:value-type="string">
            <text:p text:style-name="P26">0.72</text:p>
          </table:table-cell>
          <table:table-cell table:style-name="Table3.B2" office:value-type="string">
            <text:p text:style-name="P26">0.18</text:p>
          </table:table-cell>
          <table:table-cell table:style-name="Table3.B2" office:value-type="string">
            <text:p text:style-name="P25">0.009060</text:p>
          </table:table-cell>
          <table:table-cell table:style-name="Table3.B2" office:value-type="string">
            <text:p text:style-name="P26">0.44</text:p>
          </table:table-cell>
          <table:table-cell table:style-name="Table3.G2" office:value-type="string">
            <text:p text:style-name="P26">0.11</text:p>
          </table:table-cell>
        </table:table-row>
        <table:table-row>
          <table:table-cell table:style-name="Table3.B2" office:value-type="string">
            <text:p text:style-name="P23">8</text:p>
          </table:table-cell>
          <table:table-cell table:style-name="Table3.B2" office:value-type="string">
            <text:p text:style-name="P23">0.002997</text:p>
          </table:table-cell>
          <table:table-cell table:style-name="Table3.B2" office:value-type="string">
            <text:p text:style-name="P26">0.58</text:p>
          </table:table-cell>
          <table:table-cell table:style-name="Table3.B2" office:value-type="string">
            <text:p text:style-name="P26">0.07</text:p>
          </table:table-cell>
          <table:table-cell table:style-name="Table3.B2" office:value-type="string">
            <text:p text:style-name="P25">0.009829</text:p>
          </table:table-cell>
          <table:table-cell table:style-name="Table3.B2" office:value-type="string">
            <text:p text:style-name="P26">0.41</text:p>
          </table:table-cell>
          <table:table-cell table:style-name="Table3.G2" office:value-type="string">
            <text:p text:style-name="P26">0.05</text:p>
          </table:table-cell>
        </table:table-row>
      </table:table>
      <text:p text:style-name="P12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rial2" svg:font-family="Arial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Fin_20_de_20_línea_20_1" draw:display-name="Fin de línea 1" svg:viewBox="0 0 1131 902" svg:d="M564 0l-564 902h1131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>
      <style:paragraph-properties fo:margin-left="0in" fo:margin-right="0in" fo:margin-top="0in" fo:margin-bottom="0in" loext:contextual-spacing="false" fo:line-height="100%" fo:text-align="start" style:justify-single-word="false" fo:widows="2" fo:text-indent="0in" style:auto-text-indent="false"/>
      <style:text-properties fo:color="#000000" style:font-name="Times New Roman1" fo:font-family="'Times New Roman'" fo:font-size="12pt" fo:font-weight="normal" fo:background-color="transparen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Ubuntu </meta:initial-creator>
    <meta:creation-date>2011-04-28T11:12:48</meta:creation-date>
    <dc:date>2015-12-01T07:41:43.617783260</dc:date>
    <meta:editing-duration>PT17H29M3S</meta:editing-duration>
    <meta:editing-cycles>218</meta:editing-cycles>
    <meta:generator>LibreOffice/4.4.3.2$Linux_x86 LibreOffice_project/40m0$Build-2</meta:generator>
    <meta:document-statistic meta:table-count="3" meta:image-count="0" meta:object-count="0" meta:page-count="2" meta:paragraph-count="88" meta:word-count="469" meta:character-count="2624" meta:non-whitespace-character-count="2200"/>
  </office:meta>
</office:document-meta>
</file>